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263" officeooo:paragraph-rsid="00114263"/>
    </style:style>
    <style:style style:name="T1" style:family="text">
      <style:text-properties officeooo:rsid="0012c2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scribe the design factors that affect training efficacy (i.e., “transfer of training”). Can you think of examples of these factors of training efficacy in your own work or academic life?</text:p>
      <text:p text:style-name="Standard"/>
      <text:p text:style-name="P1">There are five design factors that effect the transfer of training, that is, how and if employees will apply what they have learned from their training into their job. <text:s/>These five factors are Feedback, General principles, Identical Elements, Over learning and Sequencing of training sessions. <text:s/>Feedback is needed because without knowledge of if the trainee is learning the correct information, there is not way to ensure that the trainee has learned the correct knowledge; it seems like a no brainier but obviously without the feedback the trainee cannot properly learn. <text:s/>General principles mean that not only should a trainee be taught how to do something, but also why something is done in this <text:span text:style-name="T1">particular</text:span> way (or done at all0. <text:s/>The goal of Identical Elements is to expose trainees to things that are actually <text:span text:style-name="T1">relevant</text:span>, or things in the situations in which they would be relevant; if the training mimics the job setting as much as possible then the transition to using the training in the job will be much more likely and quick. <text:s/>Overlearning is instituted so that a trainee will know the information or task that they have been trained on so well that it because automatic, making it more likely that they will be able to use the training in the workplace because it can be done without thinking about the thing itself. <text:s/>The final factor is sequencing of training, which states that the time period over which the training occurs directly effects the transfer. <text:s/>If training is crammed into the mind of the trainee over the course of a day, they will not remember it as well as they would have if the training was spread out over an entire month.</text:p>
      <text:p text:style-name="P1"/>
      <text:p text:style-name="P1">I have encountered these factors multiple times in my own life, both at work and school. <text:s/>At school cramming for tests is a prime example of Sequencing of Training. <text:s/>Much of the material for classes in which I only studied for the test the night before I was to take it I can no longer recall, I learned it quickly and it left my mind quickly. <text:s/><text:span text:style-name="T1">Because</text:span> of this, things that I learned from these courses are much less likely to be applied in my everyday life (<text:span text:style-name="T1">whether</text:span> that be at work or in another class). <text:s/>Additionally at work I have actually received training. <text:s/>This training is often self paced and over an electronic medium <text:span text:style-name="T1">(kind of a mix between role playing and simulation). <text:s/>After reading this chapter, I can tell that the training was specifically designed with these factors (and other components of effective training discussed in the chapter) in mind as to increase the transfer of learning from the training into the work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45:34.249039836</meta:creation-date>
    <dc:date>2019-03-03T21:50:03.848956286</dc:date>
    <meta:editing-duration>PT38M37S</meta:editing-duration>
    <meta:editing-cycles>1</meta:editing-cycles>
    <meta:document-statistic meta:table-count="0" meta:image-count="0" meta:object-count="0" meta:page-count="1" meta:paragraph-count="3" meta:word-count="479" meta:character-count="2774" meta:non-whitespace-character-count="2285"/>
    <meta:generator>LibreOffice/6.1.4.2$Linux_X86_64 LibreOffice_project/10$Build-2</meta:generator>
  </office:meta>
</office:document-meta>
</file>